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843cm"/>
    </style:style>
    <style:style style:name="co4" style:family="table-column">
      <style:table-column-properties fo:break-before="auto" style:column-width="2.738cm"/>
    </style:style>
    <style:style style:name="co5" style:family="table-column">
      <style:table-column-properties fo:break-before="auto" style:column-width="5.306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5.666cm"/>
    </style:style>
    <style:style style:name="co8" style:family="table-column">
      <style:table-column-properties fo:break-before="auto" style:column-width="5.81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b66c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b66c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b66c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000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000000" style:vertical-align="bottom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b66c"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66c"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cccc"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cc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b66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0000"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 fo:wrap-option="wrap" fo:border="0.06pt solid #000000" style:vertical-align="bottom"/>
      <style:text-properties fo:color="#000000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00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b66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 fo:wrap-option="wrap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62" style:family="table-cell" style:parent-style-name="Default">
      <style:table-cell-properties fo:background-color="#ff0000" fo:border="0.06pt solid #000000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ffb66c"/>
    </style:style>
    <style:style style:name="ce29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9"/>
        <table:table-column table:style-name="co2" table:default-cell-style-name="ce39"/>
        <table:table-column table:style-name="co3" table:default-cell-style-name="ce4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1" table:default-cell-style-name="ce25"/>
        <table:table-column table:style-name="co7" table:default-cell-style-name="ce4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EMPLOYEE ID</text:p>
          </table:table-cell>
          <table:table-cell table:style-name="ce1" office:value-type="string" calcext:value-type="string">
            <text:p>EMPOYMENT STATUS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PERSONAL CONTACT NUMBER</text:p>
          </table:table-cell>
          <table:table-cell table:style-name="ce1" office:value-type="string" calcext:value-type="string">
            <text:p>PERSONAL E-MAIL ID</text:p>
          </table:table-cell>
          <table:table-cell table:style-name="ce1" office:value-type="string" calcext:value-type="string">
            <text:p>BUSINESS UNIT</text:p>
          </table:table-cell>
          <table:table-cell table:style-name="ce59" office:value-type="string" calcext:value-type="string">
            <text:p>MANAGER</text:p>
          </table:table-cell>
          <table:table-cell table:style-name="ce63" office:value-type="string" calcext:value-type="string">
            <text:p>MANAGER E-MAIL I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MS 0109</text:p>
          </table:table-cell>
          <table:table-cell table:style-name="ce5" office:value-type="string" calcext:value-type="string">
            <text:p>ACTIVE</text:p>
          </table:table-cell>
          <table:table-cell table:style-name="ce37" office:value-type="string" calcext:value-type="string">
            <text:p>ABDALLAH MOHAMMED OMAR</text:p>
          </table:table-cell>
          <table:table-cell table:style-name="ce5" office:value-type="float" office:value="505924731" calcext:value-type="float">
            <text:p>505924731</text:p>
          </table:table-cell>
          <table:table-cell table:style-name="ce5" office:value-type="string" calcext:value-type="string">
            <text:p><text:a xlink:href="mailto:awadh83@yahoo.com" xlink:type="simple">awadh83@yahoo.com</text:a></text:p>
          </table:table-cell>
          <table:table-cell table:style-name="ce5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27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ABDU RHOOF KADUKANI</text:p>
          </table:table-cell>
          <table:table-cell table:style-name="ce2" office:value-type="string" calcext:value-type="string">
            <text:p>0542061127 ; 0565030502</text:p>
          </table:table-cell>
          <table:table-cell table:style-name="ce2" office:value-type="string" calcext:value-type="string">
            <text:p><text:a xlink:href="mailto:rahoofkk007@gmail.com" xlink:type="simple">rahoofkk007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82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ABDUL HASEEB THAYULLATHIL</text:p>
          </table:table-cell>
          <table:table-cell office:value-type="float" office:value="502515296" calcext:value-type="float">
            <text:p>502515296</text:p>
          </table:table-cell>
          <table:table-cell office:value-type="string" calcext:value-type="string">
            <text:p><text:a xlink:href="mailto:haseebabdulla2112@gmail.com" xlink:type="simple">haseebabdulla2112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58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ABDUL RAZZAQ</text:p>
          </table:table-cell>
          <table:table-cell office:value-type="string" calcext:value-type="string">
            <text:p>0565448556;'0503390046</text:p>
          </table:table-cell>
          <table:table-cell office:value-type="string" calcext:value-type="string">
            <text:p><text:a xlink:href="mailto:arazzaq30063@gmail.com" xlink:type="simple">arazzaq30063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9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BDUL WAJEED MOHAMMED </text:p>
          </table:table-cell>
          <table:table-cell office:value-type="string" calcext:value-type="string">
            <text:p>0543549121 ; 0502278853</text:p>
          </table:table-cell>
          <table:table-cell office:value-type="string" calcext:value-type="string">
            <text:p><text:a xlink:href="mailto:abdulwajid167@gmail.com" xlink:type="simple">abdulwajid167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87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ABDULLA YOOSAF</text:p>
          </table:table-cell>
          <table:table-cell table:style-name="ce2" office:value-type="float" office:value="552052649" calcext:value-type="float">
            <text:p>552052649</text:p>
          </table:table-cell>
          <table:table-cell table:style-name="ce2" office:value-type="string" calcext:value-type="string">
            <text:p><text:a xlink:href="mailto:anzilyoosaf@gmail.com" xlink:type="simple">anzilyoosaf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28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ABY ALIAS</text:p>
          </table:table-cell>
          <table:table-cell table:style-name="ce2" office:value-type="string" calcext:value-type="string">
            <text:p>0542061126 ; 0565705456</text:p>
          </table:table-cell>
          <table:table-cell table:style-name="ce2" office:value-type="string" calcext:value-type="string">
            <text:p><text:a xlink:href="mailto:abyalais77@gmail.com" xlink:type="simple">abyalais77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243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AHMED MOH'D CATACUTAN ABU-SIRDANEH</text:p>
          </table:table-cell>
          <table:table-cell office:value-type="float" office:value="561484968" calcext:value-type="float">
            <text:p>561484968</text:p>
          </table:table-cell>
          <table:table-cell office:value-type="string" calcext:value-type="string">
            <text:p><text:a xlink:href="mailto:asirdaneh450@gmail.com" xlink:type="simple">asirdaneh450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MS 0423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AHMED MOHAMED ELHUSSEINY ELSAYED HUSSEIN</text:p>
          </table:table-cell>
          <table:table-cell table:style-name="ce2" office:value-type="float" office:value="505948815" calcext:value-type="float">
            <text:p>505948815</text:p>
          </table:table-cell>
          <table:table-cell table:style-name="ce2" office:value-type="string" calcext:value-type="string">
            <text:p><text:a xlink:href="mailto:a_ahmed5002002@yahoo.com" xlink:type="simple">a_ahmed5002002@yahoo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MS 0254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AKBAR ALI GHULAM FAREED</text:p>
          </table:table-cell>
          <table:table-cell table:style-name="ce3" office:value-type="string" calcext:value-type="string">
            <text:p>0543086459 ; 0565478972</text:p>
          </table:table-cell>
          <table:table-cell table:style-name="ce3" office:value-type="string" calcext:value-type="string">
            <text:p><text:a xlink:href="mailto:akbarali2020@yahoo.com" xlink:type="simple">akbarali2020@yahoo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65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ALI RAZA ZAHEER AHMAD</text:p>
          </table:table-cell>
          <table:table-cell table:style-name="ce54" office:value-type="float" office:value="505075418" calcext:value-type="float">
            <text:p>505075418</text:p>
          </table:table-cell>
          <table:table-cell office:value-type="string" calcext:value-type="string">
            <text:p><text:a xlink:href="mailto:alirazacocacola@gmail.com" xlink:type="simple">alirazacocacola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395</text:p>
          </table:table-cell>
          <table:table-cell table:style-name="ce2" office:value-type="string" calcext:value-type="string">
            <text:p>ACTIVE</text:p>
          </table:table-cell>
          <table:table-cell table:style-name="ce12" office:value-type="string" calcext:value-type="string">
            <text:p>ALI REHMAN SYED</text:p>
          </table:table-cell>
          <table:table-cell table:style-name="ce2" office:value-type="string" calcext:value-type="string">
            <text:p>0542522789 ; 0507955169</text:p>
          </table:table-cell>
          <table:table-cell table:style-name="ce2" office:value-type="string" calcext:value-type="string">
            <text:p><text:a xlink:href="mailto:abdulrehman387@ymail.com" xlink:type="simple">abdulrehman387@y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49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AMANAT ULLAH AMIN KHAN</text:p>
          </table:table-cell>
          <table:table-cell table:style-name="ce54" office:value-type="float" office:value="569610654" calcext:value-type="float">
            <text:p>569610654</text:p>
          </table:table-cell>
          <table:table-cell office:value-type="string" calcext:value-type="string">
            <text:p><text:a xlink:href="mailto:amanatr2@yahoo.com" xlink:type="simple">amanatr2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21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AMRIT B K</text:p>
          </table:table-cell>
          <table:table-cell table:style-name="ce2" office:value-type="float" office:value="569441636" calcext:value-type="float">
            <text:p>569441636</text:p>
          </table:table-cell>
          <table:table-cell table:style-name="ce2" office:value-type="string" calcext:value-type="string">
            <text:p><text:a xlink:href="mailto:bkamrit191@gmail.com" xlink:type="simple">bkamrit191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47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ANIL MAGAR</text:p>
          </table:table-cell>
          <table:table-cell table:style-name="ce54" office:value-type="float" office:value="545940437" calcext:value-type="float">
            <text:p>545940437</text:p>
          </table:table-cell>
          <table:table-cell office:value-type="string" calcext:value-type="string">
            <text:p><text:a xlink:href="mailto:anilmagarrrrr9999@gmail.com" xlink:type="simple">anilmagarrrrr9999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481</text:p>
          </table:table-cell>
          <table:table-cell table:style-name="ce8" office:value-type="string" calcext:value-type="string">
            <text:p>ACTIVE</text:p>
          </table:table-cell>
          <table:table-cell table:style-name="ce13" office:value-type="string" calcext:value-type="string">
            <text:p>ARJUN PRADHAN</text:p>
          </table:table-cell>
          <table:table-cell table:style-name="ce3" office:value-type="float" office:value="565672236" calcext:value-type="float">
            <text:p>565672236</text:p>
          </table:table-cell>
          <table:table-cell table:style-name="ce3" office:value-type="string" calcext:value-type="string">
            <text:p><text:a xlink:href="mailto:arjun.pradhan57@gmail.com" xlink:type="simple">arjun.pradhan57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22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AZGHOR ALI ABDUL SUKKUR</text:p>
          </table:table-cell>
          <table:table-cell table:style-name="ce54" office:value-type="float" office:value="522230677" calcext:value-type="float">
            <text:p>522230677</text:p>
          </table:table-cell>
          <table:table-cell office:value-type="string" calcext:value-type="string">
            <text:p><text:a xlink:href="mailto:azgorali89@gmail.com" xlink:type="simple">azgorali89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62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BIKASH GURUNG</text:p>
          </table:table-cell>
          <table:table-cell table:style-name="ce54" office:value-type="float" office:value="556895234" calcext:value-type="float">
            <text:p>556895234</text:p>
          </table:table-cell>
          <table:table-cell office:value-type="string" calcext:value-type="string">
            <text:p><text:a xlink:href="mailto:kumartamu22@yahoo.com" xlink:type="simple">kumartamu22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MS 0368</text:p>
          </table:table-cell>
          <table:table-cell table:style-name="ce2" office:value-type="string" calcext:value-type="string">
            <text:p>ACTIVE</text:p>
          </table:table-cell>
          <table:table-cell table:style-name="ce18" office:value-type="string" calcext:value-type="string">
            <text:p>BINESH VAYAKKATTIL PAVTHRAN</text:p>
          </table:table-cell>
          <table:table-cell table:style-name="ce22" office:value-type="string" calcext:value-type="string">
            <text:p>0509921506 ; 0509650436</text:p>
          </table:table-cell>
          <table:table-cell table:style-name="ce2" office:value-type="string" calcext:value-type="string">
            <text:p><text:a xlink:href="mailto:bineshvaikkattil@gmail.com" xlink:type="simple">bineshvaikkattil@gmail.com</text:a>'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63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BINISH MAHARJAN</text:p>
          </table:table-cell>
          <table:table-cell table:style-name="ce54" office:value-type="float" office:value="552557022" calcext:value-type="float">
            <text:p>552557022</text:p>
          </table:table-cell>
          <table:table-cell office:value-type="string" calcext:value-type="string">
            <text:p><text:a xlink:href="mailto:mbinish44@gmail.com" xlink:type="simple">mbinish44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8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BINOD BARALI</text:p>
          </table:table-cell>
          <table:table-cell office:value-type="float" office:value="545078395" calcext:value-type="float">
            <text:p>545078395</text:p>
          </table:table-cell>
          <table:table-cell office:value-type="string" calcext:value-type="string">
            <text:p><text:a xlink:href="mailto:baralibinod7@gmail.com" xlink:type="simple">baralibinod7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MS 0392</text:p>
          </table:table-cell>
          <table:table-cell table:style-name="ce2" office:value-type="string" calcext:value-type="string">
            <text:p>ACTIVE</text:p>
          </table:table-cell>
          <table:table-cell table:style-name="ce12" office:value-type="string" calcext:value-type="string">
            <text:p>BISHAL KHADKA YAM BAHADUR KHADKA</text:p>
          </table:table-cell>
          <table:table-cell table:style-name="ce2" office:value-type="string" calcext:value-type="string">
            <text:p>0557818705 ; 0509269769</text:p>
          </table:table-cell>
          <table:table-cell table:style-name="ce2" office:value-type="string" calcext:value-type="string">
            <text:p><text:a xlink:href="mailto:bishalk40@gmail.com" xlink:type="simple">bishalk40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237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BUCHANNA NIMMALA</text:p>
          </table:table-cell>
          <table:table-cell table:style-name="ce3" office:value-type="string" calcext:value-type="string">
            <text:p>0565478846 ; 0502432278</text:p>
          </table:table-cell>
          <table:table-cell table:style-name="ce3" office:value-type="string" calcext:value-type="string">
            <text:p><text:a xlink:href="mailto:redddynimmala@gmail.com" xlink:type="simple">redddynimmala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90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CHANDRESH SRINIVASA SHETTY</text:p>
          </table:table-cell>
          <table:table-cell office:value-type="string" calcext:value-type="string">
            <text:p>0504951609 ; 0565494306</text:p>
          </table:table-cell>
          <table:table-cell office:value-type="string" calcext:value-type="string">
            <text:p><text:a xlink:href="mailto:chandreshanitah@gmail.com" xlink:type="simple">chandreshanitah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RMS 0097</text:p>
          </table:table-cell>
          <table:table-cell table:style-name="ce20" office:value-type="string" calcext:value-type="string">
            <text:p>ACTIVE</text:p>
          </table:table-cell>
          <table:table-cell table:style-name="ce45" office:value-type="string" calcext:value-type="string">
            <text:p>DALE MAGPAYO</text:p>
          </table:table-cell>
          <table:table-cell table:style-name="ce20" office:value-type="float" office:value="527343871" calcext:value-type="float">
            <text:p>527343871</text:p>
          </table:table-cell>
          <table:table-cell table:style-name="ce20" office:value-type="string" calcext:value-type="string">
            <text:p><text:a xlink:href="mailto:dmr14_mag31@yahoo.com" xlink:type="simple">dmr14_mag31@yahoo.com</text:a></text:p>
          </table:table-cell>
          <table:table-cell table:style-name="ce20" office:value-type="string" calcext:value-type="string">
            <text:p>RMS - COCA COLA</text:p>
          </table:table-cell>
          <table:table-cell table:style-name="ce62" office:value-type="string" calcext:value-type="string">
            <text:p>ZAHID</text:p>
          </table:table-cell>
          <table:table-cell table:style-name="ce20" office:value-type="string" calcext:value-type="string">
            <text:p><text:a xlink:href="mailto:zahidrehmanhori@gmail.com" xlink:type="simple">zahidrehmanhori@gmail.com</text:a></text:p>
          </table:table-cell>
          <table:table-cell table:style-name="ce64" table:number-columns-repeated="1016"/>
        </table:table-row>
        <table:table-row table:style-name="ro2">
          <table:table-cell office:value-type="string" calcext:value-type="string">
            <text:p>RMS 0295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DHURBA KARKEE</text:p>
          </table:table-cell>
          <table:table-cell table:style-name="ce54" office:value-type="float" office:value="566489445" calcext:value-type="float">
            <text:p>566489445</text:p>
          </table:table-cell>
          <table:table-cell office:value-type="string" calcext:value-type="string">
            <text:p><text:a xlink:href="mailto:karkeedhurba85@gmail.com" xlink:type="simple">karkeedhurba85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7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DIASDADO SAULER</text:p>
          </table:table-cell>
          <table:table-cell office:value-type="float" office:value="561901458" calcext:value-type="float">
            <text:p>561901458</text:p>
          </table:table-cell>
          <table:table-cell office:value-type="string" calcext:value-type="string">
            <text:p><text:a xlink:href="mailto:jhunsauler@yahoo.com" xlink:type="simple">jhunsauler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13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DIPAK PRASAD PAUDEL</text:p>
          </table:table-cell>
          <table:table-cell office:value-type="string" calcext:value-type="string">
            <text:p>0569523576 ; 0545105342</text:p>
          </table:table-cell>
          <table:table-cell office:value-type="string" calcext:value-type="string">
            <text:p><text:a xlink:href="mailto:raid46889@gmail.com" xlink:type="simple">raid46889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MS 0298</text:p>
          </table:table-cell>
          <table:table-cell table:style-name="ce3" office:value-type="string" calcext:value-type="string">
            <text:p>ACTIVE</text:p>
          </table:table-cell>
          <table:table-cell table:style-name="ce17" office:value-type="string" calcext:value-type="string">
            <text:p>DIPIN GOPALAN</text:p>
          </table:table-cell>
          <table:table-cell table:style-name="ce21" office:value-type="string" calcext:value-type="string">
            <text:p>0558737731 ; 0508872110 ; 0565492150   </text:p>
          </table:table-cell>
          <table:table-cell table:style-name="ce3" office:value-type="string" calcext:value-type="string">
            <text:p><text:a xlink:href="mailto:dipingopan@gmail.com" xlink:type="simple">dipingopan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25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EMAD KARAM HABIB SALEH</text:p>
          </table:table-cell>
          <table:table-cell table:style-name="ce54" office:value-type="float" office:value="567315164" calcext:value-type="float">
            <text:p>567315164</text:p>
          </table:table-cell>
          <table:table-cell office:value-type="string" calcext:value-type="string">
            <text:p><text:a xlink:href="mailto:emadkaram445@yahoo.com" xlink:type="simple">emadkaram445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351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FAIZ AHMED ABDUL RAHMAN MANIKWARE</text:p>
          </table:table-cell>
          <table:table-cell table:style-name="ce54" office:value-type="float" office:value="555145120" calcext:value-type="float">
            <text:p>555145120</text:p>
          </table:table-cell>
          <table:table-cell office:value-type="string" calcext:value-type="string">
            <text:p><text:a xlink:href="mailto:manikwarefaiz@gmail.com" xlink:type="simple">manikwarefaiz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48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FARAS AHMED KABEER</text:p>
          </table:table-cell>
          <table:table-cell table:style-name="ce54" office:value-type="string" calcext:value-type="string">
            <text:p>0565455185 ; 0545959177</text:p>
          </table:table-cell>
          <table:table-cell office:value-type="string" calcext:value-type="string">
            <text:p><text:a xlink:href="mailto:faraskabeer7@gmail.com" xlink:type="simple">faraskabeer7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MS 0242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FELIX OLUWASUEN EGBEYEMI</text:p>
          </table:table-cell>
          <table:table-cell table:style-name="ce3" office:value-type="float" office:value="528451997" calcext:value-type="float">
            <text:p>528451997</text:p>
          </table:table-cell>
          <table:table-cell table:style-name="ce3" office:value-type="string" calcext:value-type="string">
            <text:p><text:a xlink:href="mailto:yemmyfex@yahoo.com" xlink:type="simple">yemmyfex@yahoo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0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AMAD MUZMAL AHMED</text:p>
          </table:table-cell>
          <table:table-cell office:value-type="float" office:value="566899360" calcext:value-type="float">
            <text:p>566899360</text:p>
          </table:table-cell>
          <table:table-cell office:value-type="string" calcext:value-type="string">
            <text:p><text:a xlink:href="mailto:hammad.abbasi193@gmail.com" xlink:type="simple">hammad.abbasi193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37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HANIH AHAMMED MOORPALA VEEU</text:p>
          </table:table-cell>
          <table:table-cell office:value-type="float" office:value="588661717" calcext:value-type="float">
            <text:p>588661717</text:p>
          </table:table-cell>
          <table:table-cell office:value-type="string" calcext:value-type="string">
            <text:p><text:a xlink:href="mailto:hanihahamed@yahoo.com" xlink:type="simple">hanihahamed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435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HERDEE ALEJANDRO UNGCO</text:p>
          </table:table-cell>
          <table:table-cell office:value-type="float" office:value="585201046" calcext:value-type="float">
            <text:p>585201046</text:p>
          </table:table-cell>
          <table:table-cell office:value-type="string" calcext:value-type="string">
            <text:p><text:a xlink:href="mailto:ungcobros2016@gmail.com" xlink:type="simple">ungcobros2016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RMS 0248</text:p>
          </table:table-cell>
          <table:table-cell table:style-name="ce20" office:value-type="string" calcext:value-type="string">
            <text:p>ACTIVE</text:p>
          </table:table-cell>
          <table:table-cell table:style-name="ce45" office:value-type="string" calcext:value-type="string">
            <text:p>HUMAYUN MUBASHAR NAZIR</text:p>
          </table:table-cell>
          <table:table-cell table:style-name="ce20" office:value-type="float" office:value="502432698" calcext:value-type="float">
            <text:p>502432698</text:p>
          </table:table-cell>
          <table:table-cell table:style-name="ce20" office:value-type="string" calcext:value-type="string">
            <text:p><text:a xlink:href="mailto:hamayunmubashir12@gmail.com" xlink:type="simple">hamayunmubashir12@gmail.com</text:a></text:p>
          </table:table-cell>
          <table:table-cell table:style-name="ce20" office:value-type="string" calcext:value-type="string">
            <text:p>RMS - COCA COLA</text:p>
          </table:table-cell>
          <table:table-cell table:style-name="ce62" office:value-type="string" calcext:value-type="string">
            <text:p>WAEL</text:p>
          </table:table-cell>
          <table:table-cell table:style-name="ce20"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414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IAN DEAN TOLEDO</text:p>
          </table:table-cell>
          <table:table-cell office:value-type="string" calcext:value-type="string">
            <text:p>0542061123 ; 0502229176 ; 0565031033</text:p>
          </table:table-cell>
          <table:table-cell office:value-type="string" calcext:value-type="string">
            <text:p><text:a xlink:href="mailto:iandeantoledo@yahoo.com" xlink:type="simple">iandeantoledo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RMS 0440</text:p>
          </table:table-cell>
          <table:table-cell table:style-name="ce10" office:value-type="string" calcext:value-type="string">
            <text:p>ACTIVE</text:p>
          </table:table-cell>
          <table:table-cell table:style-name="ce14" office:value-type="string" calcext:value-type="string">
            <text:p>IRFAN MOHAMMED IQBAL MALEK MOHAMMED</text:p>
          </table:table-cell>
          <table:table-cell table:style-name="ce4" office:value-type="float" office:value="586964437" calcext:value-type="float">
            <text:p>586964437</text:p>
          </table:table-cell>
          <table:table-cell table:style-name="ce4" office:value-type="string" calcext:value-type="string">
            <text:p><text:a xlink:href="mailto:mohirfan_malek@yahoo.com" xlink:type="simple">mohirfan_malek@yahoo.com</text:a></text:p>
          </table:table-cell>
          <table:table-cell table:style-name="ce4" office:value-type="string" calcext:value-type="string">
            <text:p>RMS - COCA COLA</text:p>
          </table:table-cell>
          <table:table-cell office:value-type="string" calcext:value-type="string">
            <text:p>RISHI</text:p>
          </table:table-cell>
          <table:table-cell office:value-type="string" calcext:value-type="string">
            <text:p><text:a xlink:href="mailto:rishi.mujumdar@rhapsody.ae" xlink:type="simple">rishi.mujumdar@rhapsody.a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08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JAYAKUMAR KASARAGOD BHASKARA</text:p>
          </table:table-cell>
          <table:table-cell table:style-name="ce54" office:value-type="float" office:value="561812935" calcext:value-type="float">
            <text:p>561812935</text:p>
          </table:table-cell>
          <table:table-cell office:value-type="string" calcext:value-type="string">
            <text:p><text:a xlink:href="mailto:jayaanangoor@gmail.com" xlink:type="simple">jayaanangoor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MS 0429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JAYSON MANIPON GAPUZ</text:p>
          </table:table-cell>
          <table:table-cell table:style-name="ce2" office:value-type="float" office:value="556926824" calcext:value-type="float">
            <text:p>556926824</text:p>
          </table:table-cell>
          <table:table-cell table:style-name="ce2" office:value-type="string" calcext:value-type="string">
            <text:p><text:a xlink:href="mailto:gapuzjayson33@gmail.com" xlink:type="simple">gapuzjayson33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/>
          <table:table-cell office:value-type="string" calcext:value-type="string">
            <text:p>Hameed</text:p>
          </table:table-cell>
          <table:table-cell office:value-type="float" office:value="354" calcext:value-type="float">
            <text:p>3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MS 02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OMAR VILLAREAL MAGLINAO</text:p>
          </table:table-cell>
          <table:table-cell office:value-type="float" office:value="569467249" calcext:value-type="float">
            <text:p>569467249</text:p>
          </table:table-cell>
          <table:table-cell office:value-type="string" calcext:value-type="string">
            <text:p>'jomarmaglinao@yahoo.com'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416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KAMEL MOSTAFA KAMEL</text:p>
          </table:table-cell>
          <table:table-cell office:value-type="string" calcext:value-type="string">
            <text:p>0542061124 ; 0566849928</text:p>
          </table:table-cell>
          <table:table-cell office:value-type="string" calcext:value-type="string">
            <text:p><text:a xlink:href="mailto:kamelonar619@gmail.com" xlink:type="simple">kamelonar619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MS 0479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KRISHNA BAHADUR BHANDARI</text:p>
          </table:table-cell>
          <table:table-cell table:style-name="ce2" office:value-type="float" office:value="567610198" calcext:value-type="float">
            <text:p>567610198</text:p>
          </table:table-cell>
          <table:table-cell table:style-name="ce2" office:value-type="string" calcext:value-type="string">
            <text:p><text:a xlink:href="mailto:krishbhandari09@gmail.com" xlink:type="simple">krishbhandari09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/>
          <table:table-cell office:value-type="string" calcext:value-type="string">
            <text:p>humayun</text:p>
          </table:table-cell>
          <table:table-cell office:value-type="float" office:value="248" calcext:value-type="float">
            <text:p>248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MS 0236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LAXMAN PAUDEL</text:p>
          </table:table-cell>
          <table:table-cell table:style-name="ce3" office:value-type="float" office:value="505321946" calcext:value-type="float">
            <text:p>505321946</text:p>
          </table:table-cell>
          <table:table-cell table:style-name="ce3" office:value-type="string" calcext:value-type="string">
            <text:p><text:a xlink:href="mailto:laxmanpaudel698@gmail.com" xlink:type="simple">laxmanpaudel698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24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MD HUMAYUN SIKHDER</text:p>
          </table:table-cell>
          <table:table-cell table:style-name="ce2" office:value-type="string" calcext:value-type="string">
            <text:p>0542061130 ; 0567150346</text:p>
          </table:table-cell>
          <table:table-cell table:style-name="ce2" office:value-type="string" calcext:value-type="string">
            <text:p><text:a xlink:href="mailto:humayuncola@yahoo.com" xlink:type="simple">humayuncola@yahoo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/>
          <table:table-cell office:value-type="string" calcext:value-type="string">
            <text:p>farshim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MS 0370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ERZEK FARAG FERIG</text:p>
          </table:table-cell>
          <table:table-cell table:style-name="ce54" office:value-type="string" calcext:value-type="string">
            <text:p>0566899387 ; 0559401512</text:p>
          </table:table-cell>
          <table:table-cell office:value-type="string" calcext:value-type="string">
            <text:p><text:a xlink:href="mailto:merzak1375@yahoo.com" xlink:type="simple">merzak1375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23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ICHEL KARAM HABIB SALEH</text:p>
          </table:table-cell>
          <table:table-cell table:style-name="ce54" office:value-type="float" office:value="508183598" calcext:value-type="float">
            <text:p>508183598</text:p>
          </table:table-cell>
          <table:table-cell office:value-type="string" calcext:value-type="string">
            <text:p><text:a xlink:href="mailto:michelk1373@yahoo.com" xlink:type="simple">michelk1373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66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INA SOLIMAN FARAG FERIG</text:p>
          </table:table-cell>
          <table:table-cell table:style-name="ce54" office:value-type="float" office:value="527793353" calcext:value-type="float">
            <text:p>527793353</text:p>
          </table:table-cell>
          <table:table-cell office:value-type="string" calcext:value-type="string">
            <text:p><text:a xlink:href="mailto:minasoliman66@yahoo.com" xlink:type="simple">minasoliman66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053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MOAZAM ZAHID MALIK</text:p>
          </table:table-cell>
          <table:table-cell table:style-name="ce3" office:value-type="float" office:value="526604285" calcext:value-type="float">
            <text:p>526604285</text:p>
          </table:table-cell>
          <table:table-cell table:style-name="ce3" office:value-type="string" calcext:value-type="string">
            <text:p><text:a xlink:href="mailto:moazzam.dxb@gmail.com" xlink:type="simple">moazzam.dxb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style-name="ce27"/>
          <table:table-cell table:style-name="ce28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MS 0367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OHAMED FARSHIM KALIYARAVIDA</text:p>
          </table:table-cell>
          <table:table-cell table:style-name="ce54" office:value-type="float" office:value="527230043" calcext:value-type="float">
            <text:p>527230043</text:p>
          </table:table-cell>
          <table:table-cell office:value-type="string" calcext:value-type="string">
            <text:p><text:a xlink:href="mailto:muhammedfarshim@gmail.com" xlink:type="simple">muhammedfarshim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231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MOHAMED SAIFUL ISLAM</text:p>
          </table:table-cell>
          <table:table-cell table:style-name="ce3" office:value-type="float" office:value="502432702" calcext:value-type="float">
            <text:p>502432702</text:p>
          </table:table-cell>
          <table:table-cell table:style-name="ce3" office:value-type="string" calcext:value-type="string">
            <text:p><text:a xlink:href="mailto:isaiful128@yahoo.com" xlink:type="simple">isaiful128@yahoo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MS 0238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MOHAMMAD ABUL KALAM AZAD</text:p>
          </table:table-cell>
          <table:table-cell table:style-name="ce3" office:value-type="string" calcext:value-type="string">
            <text:p>0502433098 ; 0502432805</text:p>
          </table:table-cell>
          <table:table-cell table:style-name="ce3" office:value-type="string" calcext:value-type="string">
            <text:p><text:a xlink:href="mailto:kazad28@gmail.com" xlink:type="simple">kazad28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185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MOHAMMAD ALI</text:p>
          </table:table-cell>
          <table:table-cell table:style-name="ce3" office:value-type="float" office:value="549910351" calcext:value-type="float">
            <text:p>549910351</text:p>
          </table:table-cell>
          <table:table-cell table:style-name="ce3" office:value-type="string" calcext:value-type="string">
            <text:p><text:a xlink:href="mailto:mohdali73@icloud.com" xlink:type="simple">mohdali73@icloud.com</text:a> 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88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HAMMAD KHURASHED ALAM</text:p>
          </table:table-cell>
          <table:table-cell office:value-type="string" calcext:value-type="string">
            <text:p>0563048340 ; 0565478874</text:p>
          </table:table-cell>
          <table:table-cell office:value-type="string" calcext:value-type="string">
            <text:p><text:a xlink:href="mailto:mdkhurshed234@gmail.com" xlink:type="simple">mdkhurshed234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371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OHAMMAD MAHFUZZUR RAHAMAN KHAN</text:p>
          </table:table-cell>
          <table:table-cell table:style-name="ce54" office:value-type="float" office:value="505027872" calcext:value-type="float">
            <text:p>505027872</text:p>
          </table:table-cell>
          <table:table-cell office:value-type="string" calcext:value-type="string">
            <text:p><text:a xlink:href="mailto:mahfuz898@gmail.com" xlink:type="simple">mahfuz898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369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OHAMMAD WASEEM MOHAMMAD NASEEM</text:p>
          </table:table-cell>
          <table:table-cell table:style-name="ce54" office:value-type="float" office:value="505726988" calcext:value-type="float">
            <text:p>505726988</text:p>
          </table:table-cell>
          <table:table-cell office:value-type="string" calcext:value-type="string">
            <text:p><text:a xlink:href="mailto:waseem2k013@gmail.com" xlink:type="simple">waseem2k013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50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OHAMMED IQBAL HOSSEN SALEH AHMED</text:p>
          </table:table-cell>
          <table:table-cell table:style-name="ce54" office:value-type="string" calcext:value-type="string">
            <text:p>0565455688 ; 0563900561</text:p>
          </table:table-cell>
          <table:table-cell office:value-type="string" calcext:value-type="string">
            <text:p><text:a xlink:href="mailto:mohdiqbal2k20@gmail.com" xlink:type="simple">mohdiqbal2k20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232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MOHAMMED KALAM</text:p>
          </table:table-cell>
          <table:table-cell table:style-name="ce3" office:value-type="float" office:value="565014091" calcext:value-type="float">
            <text:p>565014091</text:p>
          </table:table-cell>
          <table:table-cell table:style-name="ce3" office:value-type="string" calcext:value-type="string">
            <text:p><text:a xlink:href="mailto:mdkalam7788@gmail.com" xlink:type="simple">mdkalam7788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07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OHAMMED KIZAI</text:p>
          </table:table-cell>
          <table:table-cell office:value-type="float" office:value="526833807" calcext:value-type="float">
            <text:p>526833807</text:p>
          </table:table-cell>
          <table:table-cell office:value-type="string" calcext:value-type="string">
            <text:p><text:a xlink:href="mailto:mohamedkizai1990@gmail.com" xlink:type="simple">mohamedkizai1990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36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MOHAMMED RAFIULLAH</text:p>
          </table:table-cell>
          <table:table-cell office:value-type="float" office:value="561274166" calcext:value-type="float">
            <text:p>561274166</text:p>
          </table:table-cell>
          <table:table-cell office:value-type="string" calcext:value-type="string">
            <text:p><text:a xlink:href="mailto:Mohammedrafiullah37@gmail.com" xlink:type="simple">Mohammedrafiullah37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296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OHSIN NASEEM MUHAMMD NASEEM</text:p>
          </table:table-cell>
          <table:table-cell table:style-name="ce54" office:value-type="float" office:value="588176866" calcext:value-type="float">
            <text:p>588176866</text:p>
          </table:table-cell>
          <table:table-cell office:value-type="string" calcext:value-type="string">
            <text:p><text:a xlink:href="mailto:sardarmohsinnaseem786@gmail.com" xlink:type="simple">sardarmohsinnaseem786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486</text:p>
          </table:table-cell>
          <table:table-cell table:style-name="ce8" office:value-type="string" calcext:value-type="string">
            <text:p>ACTIVE</text:p>
          </table:table-cell>
          <table:table-cell table:style-name="ce13" office:value-type="string" calcext:value-type="string">
            <text:p>MUAZZAM SALMAN</text:p>
          </table:table-cell>
          <table:table-cell table:style-name="ce3" office:value-type="float" office:value="521820814" calcext:value-type="float">
            <text:p>521820814</text:p>
          </table:table-cell>
          <table:table-cell table:style-name="ce3" office:value-type="string" calcext:value-type="string">
            <text:p><text:a xlink:href="mailto:muazzamsalman6@gmail.com" xlink:type="simple">muazzamsalman6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394</text:p>
          </table:table-cell>
          <table:table-cell table:style-name="ce2" office:value-type="string" calcext:value-type="string">
            <text:p>ACTIVE</text:p>
          </table:table-cell>
          <table:table-cell table:style-name="ce12" office:value-type="string" calcext:value-type="string">
            <text:p>MUHAMMAD ARSALAN</text:p>
          </table:table-cell>
          <table:table-cell table:style-name="ce2" office:value-type="float" office:value="582296787" calcext:value-type="float">
            <text:p>582296787</text:p>
          </table:table-cell>
          <table:table-cell table:style-name="ce2" office:value-type="string" calcext:value-type="string">
            <text:p><text:a xlink:href="mailto:arsalan28621@gmail.com" xlink:type="simple">arsalan28621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/>
          <table:table-cell office:value-type="string" calcext:value-type="string">
            <text:p>rowland</text:p>
          </table:table-cell>
          <table:table-cell office:value-type="float" office:value="344" calcext:value-type="float">
            <text:p>344</text:p>
          </table:table-cell>
          <table:table-cell table:number-columns-repeated="1013"/>
        </table:table-row>
        <table:table-row table:style-name="ro1">
          <table:table-cell table:style-name="ce20" office:value-type="string" calcext:value-type="string">
            <text:p>RMS 0451</text:p>
          </table:table-cell>
          <table:table-cell table:style-name="ce34" office:value-type="string" calcext:value-type="string">
            <text:p>ACTIVE</text:p>
          </table:table-cell>
          <table:table-cell table:style-name="ce45" office:value-type="string" calcext:value-type="string">
            <text:p>MUHAMMAD FAWAS KUDNU PUZHAKKAL</text:p>
          </table:table-cell>
          <table:table-cell table:style-name="ce20" office:value-type="string" calcext:value-type="string">
            <text:p>0503928649 ; 0507937970</text:p>
          </table:table-cell>
          <table:table-cell table:style-name="ce20" office:value-type="string" calcext:value-type="string">
            <text:p><text:a xlink:href="mailto:fkp000@gmail.com" xlink:type="simple">fkp000@gmail.com</text:a></text:p>
          </table:table-cell>
          <table:table-cell table:style-name="ce20" office:value-type="string" calcext:value-type="string">
            <text:p>RMS - COCA COLA</text:p>
          </table:table-cell>
          <table:table-cell table:style-name="ce62" office:value-type="string" calcext:value-type="string">
            <text:p>WAEL</text:p>
          </table:table-cell>
          <table:table-cell table:style-name="ce20" office:value-type="string" calcext:value-type="string">
            <text:p><text:a xlink:href="mailto:wael@rhapsody.ae" xlink:type="simple">wael@rhapsody.ae</text:a></text:p>
          </table:table-cell>
          <table:table-cell table:style-name="ce64" table:number-columns-repeated="1016"/>
        </table:table-row>
        <table:table-row table:style-name="ro2">
          <table:table-cell table:style-name="ce3" office:value-type="string" calcext:value-type="string">
            <text:p>RMS 0234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MUHAMMAD HAMZA AWAN</text:p>
          </table:table-cell>
          <table:table-cell table:style-name="ce3" office:value-type="float" office:value="502421930" calcext:value-type="float">
            <text:p>502421930</text:p>
          </table:table-cell>
          <table:table-cell table:style-name="ce3" office:value-type="string" calcext:value-type="string">
            <text:p><text:a xlink:href="mailto:hamzaawan777@hotmail.com" xlink:type="simple">hamzaawan777@hot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411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MUHAMMAD NOMAN MUHAMMAD RAMZAN</text:p>
          </table:table-cell>
          <table:table-cell office:value-type="string" calcext:value-type="string">
            <text:p>0561889726 ; 0565208952</text:p>
          </table:table-cell>
          <table:table-cell office:value-type="string" calcext:value-type="string">
            <text:p><text:a xlink:href="mailto:maliknoman7192@gmail.com" xlink:type="simple">maliknoman7192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RMS 0381</text:p>
          </table:table-cell>
          <table:table-cell table:style-name="ce20" office:value-type="string" calcext:value-type="string">
            <text:p>ACTIVE</text:p>
          </table:table-cell>
          <table:table-cell table:style-name="ce45" office:value-type="string" calcext:value-type="string">
            <text:p>MUHAMMAD TAYYEB</text:p>
          </table:table-cell>
          <table:table-cell table:style-name="ce20" office:value-type="float" office:value="545052508" calcext:value-type="float">
            <text:p>545052508</text:p>
          </table:table-cell>
          <table:table-cell table:style-name="ce20" office:value-type="string" calcext:value-type="string">
            <text:p><text:a xlink:href="mailto:tayyeb621@gmail.com" xlink:type="simple">tayyeb621@gmail.com</text:a></text:p>
          </table:table-cell>
          <table:table-cell table:style-name="ce20" office:value-type="string" calcext:value-type="string">
            <text:p>RMS - COCA COLA</text:p>
          </table:table-cell>
          <table:table-cell table:style-name="ce62" office:value-type="string" calcext:value-type="string">
            <text:p>WAEL</text:p>
          </table:table-cell>
          <table:table-cell table:style-name="ce20" office:value-type="string" calcext:value-type="string">
            <text:p><text:a xlink:href="mailto:wael@rhapsody.ae" xlink:type="simple">wael@rhapsody.ae</text:a></text:p>
          </table:table-cell>
          <table:table-cell table:style-name="ce64" table:number-columns-repeated="1016"/>
        </table:table-row>
        <table:table-row table:style-name="ro1">
          <table:table-cell office:value-type="string" calcext:value-type="string">
            <text:p>RMS 038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UHAMMAD USMAN MANZOOR</text:p>
          </table:table-cell>
          <table:table-cell office:value-type="string" calcext:value-type="string">
            <text:p>0564678710 ; 0565224820</text:p>
          </table:table-cell>
          <table:table-cell office:value-type="string" calcext:value-type="string">
            <text:p><text:a xlink:href="mailto:usman.hashmi986@gmail.com" xlink:type="simple">usman.hashmi986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RMS 0470</text:p>
          </table:table-cell>
          <table:table-cell table:style-name="ce11" office:value-type="string" calcext:value-type="string">
            <text:p>ACTIVE</text:p>
          </table:table-cell>
          <table:table-cell table:style-name="ce19" office:value-type="string" calcext:value-type="string">
            <text:p>MUHAMMADU RUKSHAN MUHAMMADU LAFIR</text:p>
          </table:table-cell>
          <table:table-cell table:style-name="ce6" office:value-type="float" office:value="583085456" calcext:value-type="float">
            <text:p>583085456</text:p>
          </table:table-cell>
          <table:table-cell table:style-name="ce6" office:value-type="string" calcext:value-type="string">
            <text:p><text:a xlink:href="mailto:mrukshan77@gmail.com" xlink:type="simple">mrukshan77@gmail.com</text:a></text:p>
          </table:table-cell>
          <table:table-cell table:style-name="ce6"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033</text:p>
          </table:table-cell>
          <table:table-cell table:style-name="ce2" office:value-type="string" calcext:value-type="string">
            <text:p>ACTIVE</text:p>
          </table:table-cell>
          <table:table-cell table:style-name="ce12" office:value-type="string" calcext:value-type="string">
            <text:p>MUHAMMED AMIN</text:p>
          </table:table-cell>
          <table:table-cell table:style-name="ce2" office:value-type="float" office:value="569257661" calcext:value-type="float">
            <text:p>569257661</text:p>
          </table:table-cell>
          <table:table-cell table:style-name="ce2" office:value-type="string" calcext:value-type="string">
            <text:p><text:a xlink:href="mailto:hamood.4800@icloud.com" xlink:type="simple">hamood.4800@icloud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Wael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RMS 0297</text:p>
          </table:table-cell>
          <table:table-cell table:style-name="ce3" office:value-type="string" calcext:value-type="string">
            <text:p>ACTIVE</text:p>
          </table:table-cell>
          <table:table-cell table:style-name="ce17" office:value-type="string" calcext:value-type="string">
            <text:p>NAEEM SUNY JAMAL DIN</text:p>
          </table:table-cell>
          <table:table-cell table:style-name="ce21" office:value-type="string" calcext:value-type="string">
            <text:p>0527250571 ; 0503194172</text:p>
          </table:table-cell>
          <table:table-cell table:style-name="ce3" office:value-type="string" calcext:value-type="string">
            <text:p><text:a xlink:href="mailto:naeemsunny07@gmail.com" xlink:type="simple">naeemsunny07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338</text:p>
          </table:table-cell>
          <table:table-cell table:style-name="ce3" office:value-type="string" calcext:value-type="string">
            <text:p>ACTIVE</text:p>
          </table:table-cell>
          <table:table-cell table:style-name="ce17" office:value-type="string" calcext:value-type="string">
            <text:p>NIKHIL SATISH PARAB</text:p>
          </table:table-cell>
          <table:table-cell table:style-name="ce21" office:value-type="float" office:value="501472892" calcext:value-type="float">
            <text:p>501472892</text:p>
          </table:table-cell>
          <table:table-cell table:style-name="ce3" office:value-type="string" calcext:value-type="string">
            <text:p><text:a xlink:href="mailto:nikhilparab111@gmail.com" xlink:type="simple">nikhilparab111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445</text:p>
          </table:table-cell>
          <table:table-cell table:style-name="ce8" office:value-type="string" calcext:value-type="string">
            <text:p>ACTIVE</text:p>
          </table:table-cell>
          <table:table-cell table:style-name="ce13" office:value-type="string" calcext:value-type="string">
            <text:p>OUTMANE JAHROUNE</text:p>
          </table:table-cell>
          <table:table-cell table:style-name="ce3" office:value-type="float" office:value="558818163" calcext:value-type="float">
            <text:p>558818163</text:p>
          </table:table-cell>
          <table:table-cell table:style-name="ce3" office:value-type="string" calcext:value-type="string">
            <text:p><text:a xlink:href="mailto:outmane.jahroune49@gmail.com" xlink:type="simple">outmane.jahroune49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MS 0426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PADAM BAHADUR PARIYAR</text:p>
          </table:table-cell>
          <table:table-cell table:style-name="ce2" office:value-type="float" office:value="553776146" calcext:value-type="float">
            <text:p>553776146</text:p>
          </table:table-cell>
          <table:table-cell table:style-name="ce2" office:value-type="string" calcext:value-type="string">
            <text:p><text:a xlink:href="mailto:padampariyar599@gmail.com" xlink:type="simple">padampariyar599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418</text:p>
          </table:table-cell>
          <table:table-cell table:style-name="ce8" office:value-type="string" calcext:value-type="string">
            <text:p>ACTIVE</text:p>
          </table:table-cell>
          <table:table-cell table:style-name="ce13" office:value-type="string" calcext:value-type="string">
            <text:p>PRADIP TIMALSINA</text:p>
          </table:table-cell>
          <table:table-cell table:style-name="ce3" office:value-type="float" office:value="568602285" calcext:value-type="float">
            <text:p>568602285</text:p>
          </table:table-cell>
          <table:table-cell table:style-name="ce3" office:value-type="string" calcext:value-type="string">
            <text:p><text:a xlink:href="mailto:timalsina.pradip2525@gmail.com" xlink:type="simple">timalsina.pradip2525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RMS 0233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PRAKASH KUMAR GOVINDBHAI JOSHI</text:p>
          </table:table-cell>
          <table:table-cell table:style-name="ce3" office:value-type="float" office:value="565014091" calcext:value-type="float">
            <text:p>565014091</text:p>
          </table:table-cell>
          <table:table-cell table:style-name="ce3" office:value-type="string" calcext:value-type="string">
            <text:p><text:a xlink:href="mailto:prakashjoshi997@gmail.com" xlink:type="simple">prakashjoshi997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39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PURAN THAPA</text:p>
          </table:table-cell>
          <table:table-cell table:style-name="ce2" office:value-type="string" calcext:value-type="string">
            <text:p>0569350340 /0554642885</text:p>
          </table:table-cell>
          <table:table-cell table:style-name="ce2" office:value-type="string" calcext:value-type="string">
            <text:p><text:a xlink:href="mailto:puran123.thapa@gmail.com" xlink:type="simple">puran123.thapa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393</text:p>
          </table:table-cell>
          <table:table-cell table:style-name="ce2" office:value-type="string" calcext:value-type="string">
            <text:p>ACTIVE</text:p>
          </table:table-cell>
          <table:table-cell table:style-name="ce12" office:value-type="string" calcext:value-type="string">
            <text:p>RAM BAHADUR SHRESTHA</text:p>
          </table:table-cell>
          <table:table-cell table:style-name="ce2" office:value-type="string" calcext:value-type="string">
            <text:p>0542522791 ; 0565018746</text:p>
          </table:table-cell>
          <table:table-cell table:style-name="ce2" office:value-type="string" calcext:value-type="string">
            <text:p><text:a xlink:href="mailto:rb.shrestha1424@gmail.com" xlink:type="simple">rb.shrestha1424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08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RAMI KAMAL REZK GAYED</text:p>
          </table:table-cell>
          <table:table-cell office:value-type="float" office:value="508865203" calcext:value-type="float">
            <text:p>508865203</text:p>
          </table:table-cell>
          <table:table-cell office:value-type="string" calcext:value-type="string">
            <text:p><text:a xlink:href="mailto:ramylove1989@yahoo.com" xlink:type="simple">ramylove1989@yahoo.com</text:a> 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235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RANBIR SINGH GILL</text:p>
          </table:table-cell>
          <table:table-cell table:style-name="ce3" office:value-type="float" office:value="566849937" calcext:value-type="float">
            <text:p>566849937</text:p>
          </table:table-cell>
          <table:table-cell table:style-name="ce23" office:value-type="string" calcext:value-type="string">
            <text:p><text:a xlink:href="mailto:ranbirsingh.rs285@gmail.com" xlink:type="simple">ranbirsingh.rs285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22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RAVI VARIYATH</text:p>
          </table:table-cell>
          <table:table-cell table:style-name="ce2" office:value-type="float" office:value="561995110" calcext:value-type="float">
            <text:p>561995110</text:p>
          </table:table-cell>
          <table:table-cell table:style-name="ce2" office:value-type="string" calcext:value-type="string">
            <text:p><text:a xlink:href="mailto:ravivariyath003@gmail.com" xlink:type="simple">ravivariyath003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RMS 0345</text:p>
          </table:table-cell>
          <table:table-cell table:style-name="ce20" office:value-type="string" calcext:value-type="string">
            <text:p>ACTIVE</text:p>
          </table:table-cell>
          <table:table-cell table:style-name="ce51" office:value-type="string" calcext:value-type="string">
            <text:p>RIPENDRA KURUMBANG</text:p>
          </table:table-cell>
          <table:table-cell table:style-name="ce56" office:value-type="float" office:value="551527225" calcext:value-type="float">
            <text:p>551527225</text:p>
          </table:table-cell>
          <table:table-cell table:style-name="ce20" office:value-type="string" calcext:value-type="string">
            <text:p><text:a xlink:href="mailto:ripenlimbu25@gmail.com" xlink:type="simple">ripenlimbu25@gmail.com</text:a></text:p>
          </table:table-cell>
          <table:table-cell table:style-name="ce20" office:value-type="string" calcext:value-type="string">
            <text:p>RMS - COCA COLA</text:p>
          </table:table-cell>
          <table:table-cell table:style-name="ce62" office:value-type="string" calcext:value-type="string">
            <text:p>ZAHID</text:p>
          </table:table-cell>
          <table:table-cell table:style-name="ce20" office:value-type="string" calcext:value-type="string">
            <text:p><text:a xlink:href="mailto:zahidrehmanhori@gmail.com" xlink:type="simple">zahidrehmanhori@gmail.com</text:a></text:p>
          </table:table-cell>
          <table:table-cell table:style-name="ce64" table:number-columns-repeated="1016"/>
        </table:table-row>
        <table:table-row table:style-name="ro2">
          <table:table-cell table:style-name="ce4" office:value-type="string" calcext:value-type="string">
            <text:p>RMS 0460</text:p>
          </table:table-cell>
          <table:table-cell table:style-name="ce10" office:value-type="string" calcext:value-type="string">
            <text:p>ACTIVE</text:p>
          </table:table-cell>
          <table:table-cell table:style-name="ce14" office:value-type="string" calcext:value-type="string">
            <text:p>RISHI MUJUMDAR</text:p>
          </table:table-cell>
          <table:table-cell table:style-name="ce4" office:value-type="float" office:value="547800893" calcext:value-type="float">
            <text:p>547800893</text:p>
          </table:table-cell>
          <table:table-cell table:style-name="ce4" office:value-type="string" calcext:value-type="string">
            <text:p><text:a xlink:href="mailto:rishi.mujumdar@rhapsody.ae" xlink:type="simple">rishi.mujumdar@rhapsody.ae</text:a></text:p>
          </table:table-cell>
          <table:table-cell table:style-name="ce4" office:value-type="string" calcext:value-type="string">
            <text:p>RMS - COCA COLA</text:p>
          </table:table-cell>
          <table:table-cell/>
          <table:table-cell table:style-name="ce25"/>
          <table:table-cell table:number-columns-repeated="1016"/>
        </table:table-row>
        <table:table-row table:style-name="ro2">
          <table:table-cell office:value-type="string" calcext:value-type="string">
            <text:p>RMS 0415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ROLLY JARCE LEE</text:p>
          </table:table-cell>
          <table:table-cell office:value-type="string" calcext:value-type="string">
            <text:p>0522715593 ; 0507953891</text:p>
          </table:table-cell>
          <table:table-cell office:value-type="string" calcext:value-type="string">
            <text:p><text:a xlink:href="mailto:leerolly30@yahoo.com" xlink:type="simple">leerolly30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239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ROY SASI SADA</text:p>
          </table:table-cell>
          <table:table-cell table:style-name="ce3" office:value-type="string" calcext:value-type="string">
            <text:p>0502432779 ; 0566340753</text:p>
          </table:table-cell>
          <table:table-cell table:style-name="ce3" office:value-type="string" calcext:value-type="string">
            <text:p><text:a xlink:href="mailto:roysasidharan@gmail.com" xlink:type="simple">roysasidharan@gmail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MS 0324</text:p>
          </table:table-cell>
          <table:table-cell table:style-name="ce2" office:value-type="string" calcext:value-type="string">
            <text:p>ACTIVE</text:p>
          </table:table-cell>
          <table:table-cell table:style-name="ce18" office:value-type="string" calcext:value-type="string">
            <text:p>SAAD MALIK MALIK ARSHAD JAWAID</text:p>
          </table:table-cell>
          <table:table-cell table:style-name="ce22" office:value-type="float" office:value="526952814" calcext:value-type="float">
            <text:p>526952814</text:p>
          </table:table-cell>
          <table:table-cell table:style-name="ce2" office:value-type="string" calcext:value-type="string">
            <text:p><text:a xlink:href="mailto:maliksaadawan25@gmail.com" xlink:type="simple">maliksaadawan25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85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SAFEEQUE RAVARIPATH PANERI</text:p>
          </table:table-cell>
          <table:table-cell office:value-type="float" office:value="557901501" calcext:value-type="float">
            <text:p>557901501</text:p>
          </table:table-cell>
          <table:table-cell office:value-type="string" calcext:value-type="string">
            <text:p><text:a xlink:href="mailto:shafeequehashim@yahoo.com" xlink:type="simple">shafeequehashim@yahoo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334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SALMANUL FARISI MATHILAKATH ABDUL AZEEZ</text:p>
          </table:table-cell>
          <table:table-cell table:style-name="ce54" office:value-type="float" office:value="556706556" calcext:value-type="float">
            <text:p>556706556</text:p>
          </table:table-cell>
          <table:table-cell office:value-type="string" calcext:value-type="string">
            <text:p><text:a xlink:href="mailto:salmanmathilakath@gmail.com" xlink:type="simple">salmanmathilakath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/>
          <table:table-cell office:value-type="string" calcext:value-type="string">
            <text:p>Ripendr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MS 0409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SAMIR HAROUN ABDELSAYED ZAKI</text:p>
          </table:table-cell>
          <table:table-cell office:value-type="string" calcext:value-type="string">
            <text:p>0561996826 ; 0565479048</text:p>
          </table:table-cell>
          <table:table-cell office:value-type="string" calcext:value-type="string">
            <text:p><text:a xlink:href="mailto:samirharoun2010@gmil.com" xlink:type="simple">samirharoun2010@gm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MS 0480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SHAHINUR ISLAM</text:p>
          </table:table-cell>
          <table:table-cell table:style-name="ce2" office:value-type="float" office:value="569825579" calcext:value-type="float">
            <text:p>569825579</text:p>
          </table:table-cell>
          <table:table-cell table:style-name="ce2" office:value-type="string" calcext:value-type="string">
            <text:p><text:a xlink:href="mailto:mdshahin7735@gmail.com" xlink:type="simple">mdshahin7735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MS 0425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SHAHUL HAMEED KAPPIL</text:p>
          </table:table-cell>
          <table:table-cell table:style-name="ce2" office:value-type="string" calcext:value-type="string">
            <text:p>0561995088 ; 0565494303</text:p>
          </table:table-cell>
          <table:table-cell table:style-name="ce2" office:value-type="string" calcext:value-type="string">
            <text:p><text:a xlink:href="mailto:shahulhameedvga23@gmail.com" xlink:type="simple">shahulhameedvga23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MS 0450</text:p>
          </table:table-cell>
          <table:table-cell table:style-name="ce9" office:value-type="string" calcext:value-type="string">
            <text:p>ACTIVE</text:p>
          </table:table-cell>
          <table:table-cell table:style-name="ce12" office:value-type="string" calcext:value-type="string">
            <text:p>SHAMIM NAWFUL KALILUR RAHMAN</text:p>
          </table:table-cell>
          <table:table-cell table:style-name="ce2" office:value-type="float" office:value="528189399" calcext:value-type="float">
            <text:p>528189399</text:p>
          </table:table-cell>
          <table:table-cell table:style-name="ce2" office:value-type="string" calcext:value-type="string">
            <text:p><text:a xlink:href="mailto:anzoonsam@gmail.com" xlink:type="simple">anzoonsam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MS 0326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SHENOUDA ASHAM ABDELMALAK GHOBRIAL</text:p>
          </table:table-cell>
          <table:table-cell table:style-name="ce54" office:value-type="float" office:value="526673037" calcext:value-type="float">
            <text:p>526673037</text:p>
          </table:table-cell>
          <table:table-cell office:value-type="string" calcext:value-type="string">
            <text:p><text:a xlink:href="mailto:shenoudaasham2020@gmail.com" xlink:type="simple">shenoudaasham2020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MS 0230</text:p>
          </table:table-cell>
          <table:table-cell table:style-name="ce3" office:value-type="string" calcext:value-type="string">
            <text:p>ACTIVE</text:p>
          </table:table-cell>
          <table:table-cell table:style-name="ce13" office:value-type="string" calcext:value-type="string">
            <text:p>SHYAM KUMAR RAI</text:p>
          </table:table-cell>
          <table:table-cell table:style-name="ce3" office:value-type="float" office:value="565682511" calcext:value-type="float">
            <text:p>565682511</text:p>
          </table:table-cell>
          <table:table-cell table:style-name="ce3" office:value-type="string" calcext:value-type="string">
            <text:p><text:a xlink:href="mailto:raishyam42@yahoo.com" xlink:type="simple">raishyam42@yahoo.com</text:a></text:p>
          </table:table-cell>
          <table:table-cell table:style-name="ce3" office:value-type="string" calcext:value-type="string">
            <text:p>RMS - COCA COLA</text:p>
          </table:table-cell>
          <table:table-cell office:value-type="string" calcext:value-type="string">
            <text:p>ZAHID</text:p>
          </table:table-cell>
          <table:table-cell office:value-type="string" calcext:value-type="string">
            <text:p><text:a xlink:href="mailto:zahidrehmanhori@gmail.com" xlink:type="simple">zahidrehmanhori@gmail.com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83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SIRAJ IYYAN KANDY</text:p>
          </table:table-cell>
          <table:table-cell office:value-type="float" office:value="556199455" calcext:value-type="float">
            <text:p>556199455</text:p>
          </table:table-cell>
          <table:table-cell office:value-type="string" calcext:value-type="string">
            <text:p><text:a xlink:href="mailto:silajsilu0@gmail.com" xlink:type="simple">silajsilu0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53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SIVAKUMAR SURENDRAN</text:p>
          </table:table-cell>
          <table:table-cell table:style-name="ce54" office:value-type="float" office:value="524894940" calcext:value-type="float">
            <text:p>524894940</text:p>
          </table:table-cell>
          <table:table-cell office:value-type="string" calcext:value-type="string">
            <text:p><text:a xlink:href="mailto:ssivakumar485@gmail.com" xlink:type="simple">ssivakumar485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364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SURENDRA GHATANI</text:p>
          </table:table-cell>
          <table:table-cell table:style-name="ce54" office:value-type="float" office:value="553210961" calcext:value-type="float">
            <text:p>553210961</text:p>
          </table:table-cell>
          <table:table-cell office:value-type="string" calcext:value-type="string">
            <text:p><text:a xlink:href="mailto:s.ghatani2020@gmail.com" xlink:type="simple">s.ghatani2020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12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SURENDRA TAMANG</text:p>
          </table:table-cell>
          <table:table-cell office:value-type="string" calcext:value-type="string">
            <text:p>0561992327 ; 0565014099</text:p>
          </table:table-cell>
          <table:table-cell office:value-type="string" calcext:value-type="string">
            <text:p><text:a xlink:href="mailto:sdumzan@live.com" xlink:type="simple">sdumzan@live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MS 031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AYYAB ABBAS MUHAMMAD ABBAS</text:p>
          </table:table-cell>
          <table:table-cell office:value-type="float" office:value="545053186" calcext:value-type="float">
            <text:p>545053186</text:p>
          </table:table-cell>
          <table:table-cell office:value-type="string" calcext:value-type="string">
            <text:p><text:a xlink:href="mailto:ta7680274@gmail.com" xlink:type="simple">ta7680274@gmail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MS 0477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VISHMA POKAREL</text:p>
          </table:table-cell>
          <table:table-cell office:value-type="float" office:value="507013002" calcext:value-type="float">
            <text:p>507013002</text:p>
          </table:table-cell>
          <table:table-cell office:value-type="string" calcext:value-type="string">
            <text:p><text:a xlink:href="mailto:vishmabrt05@icloud.com" xlink:type="simple">vishmabrt05@icloud.com</text:a></text:p>
          </table:table-cell>
          <table:table-cell office:value-type="string" calcext:value-type="string">
            <text:p>RMS - COCA COLA</text:p>
          </table:table-cell>
          <table:table-cell office:value-type="string" calcext:value-type="string">
            <text:p>WAEL</text:p>
          </table:table-cell>
          <table:table-cell office:value-type="string" calcext:value-type="string">
            <text:p><text:a xlink:href="mailto:wael@rhapsody.ae" xlink:type="simple">wael@rhapsody.ae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MS 0060</text:p>
          </table:table-cell>
          <table:table-cell table:style-name="ce4" office:value-type="string" calcext:value-type="string">
            <text:p>ACTIVE</text:p>
          </table:table-cell>
          <table:table-cell table:style-name="ce14" office:value-type="string" calcext:value-type="string">
            <text:p>WAEL MOHAMAD RABAH</text:p>
          </table:table-cell>
          <table:table-cell table:style-name="ce4" office:value-type="float" office:value="543086477" calcext:value-type="float">
            <text:p>543086477</text:p>
          </table:table-cell>
          <table:table-cell table:style-name="ce4" office:value-type="string" calcext:value-type="string">
            <text:p><text:a xlink:href="mailto:wael@rhapsody.ae" xlink:type="simple">wael@rhapsody.ae</text:a></text:p>
          </table:table-cell>
          <table:table-cell table:style-name="ce4" office:value-type="string" calcext:value-type="string">
            <text:p>RMS - COCA COLA</text:p>
          </table:table-cell>
          <table:table-cell office:value-type="string" calcext:value-type="string">
            <text:p>RISHI</text:p>
          </table:table-cell>
          <table:table-cell office:value-type="string" calcext:value-type="string">
            <text:p><text:a xlink:href="mailto:rishi.mujumdar@rhapsody.ae" xlink:type="simple">rishi.mujumdar@rhapsody.ae</text:a></text:p>
          </table:table-cell>
          <table:table-cell/>
          <table:table-cell table:style-name="ce28"/>
          <table:table-cell table:number-columns-repeated="1014"/>
        </table:table-row>
        <table:table-row table:style-name="ro4">
          <table:table-cell table:style-name="ce2" office:value-type="string" calcext:value-type="string">
            <text:p>RMS 0346</text:p>
          </table:table-cell>
          <table:table-cell table:style-name="ce2" office:value-type="string" calcext:value-type="string">
            <text:p>ACTIVE</text:p>
          </table:table-cell>
          <table:table-cell table:style-name="ce18" office:value-type="string" calcext:value-type="string">
            <text:p>YURUS KUMAL HERA BAHADUR KUMAL</text:p>
          </table:table-cell>
          <table:table-cell table:style-name="ce22" office:value-type="float" office:value="566440702" calcext:value-type="float">
            <text:p>566440702</text:p>
          </table:table-cell>
          <table:table-cell table:style-name="ce2" office:value-type="string" calcext:value-type="string">
            <text:p><text:a xlink:href="mailto:yurashm27@gmail.com" xlink:type="simple">yurashm27@gmail.com</text:a></text:p>
          </table:table-cell>
          <table:table-cell table:style-name="ce2" office:value-type="string" calcext:value-type="string">
            <text:p>RMS - COCA COLA</text:p>
          </table:table-cell>
          <table:table-cell office:value-type="string" calcext:value-type="string">
            <text:p>IRFAN</text:p>
          </table:table-cell>
          <table:table-cell office:value-type="string" calcext:value-type="string">
            <text:p><text:a xlink:href="mailto:mohirfan_malek@yahoo.com" xlink:type="simple">mohirfan_malek@yahoo.com</text:a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MS 0467</text:p>
          </table:table-cell>
          <table:table-cell table:style-name="ce10" office:value-type="string" calcext:value-type="string">
            <text:p>ACTIVE</text:p>
          </table:table-cell>
          <table:table-cell table:style-name="ce14" office:value-type="string" calcext:value-type="string">
            <text:p>ZAHID REHMAN</text:p>
          </table:table-cell>
          <table:table-cell table:style-name="ce4" office:value-type="float" office:value="503733677" calcext:value-type="float">
            <text:p>503733677</text:p>
          </table:table-cell>
          <table:table-cell table:style-name="ce4" office:value-type="string" calcext:value-type="string">
            <text:p><text:a xlink:href="mailto:zahidrehmanhori@gmail.com" xlink:type="simple">zahidrehmanhori@gmail.com</text:a></text:p>
          </table:table-cell>
          <table:table-cell table:style-name="ce4" office:value-type="string" calcext:value-type="string">
            <text:p>RMS - COCA COLA</text:p>
          </table:table-cell>
          <table:table-cell office:value-type="string" calcext:value-type="string">
            <text:p>RISHI</text:p>
          </table:table-cell>
          <table:table-cell office:value-type="string" calcext:value-type="string">
            <text:p><text:a xlink:href="mailto:rishi.mujumdar@rhapsody.ae" xlink:type="simple">rishi.mujumdar@rhapsody.ae</text:a></text:p>
          </table:table-cell>
          <table:table-cell table:number-columns-repeated="1016"/>
        </table:table-row>
      </table:table>
      <table:table table:name="Sheet2" table:style-name="ta1">
        <table:table-column table:style-name="co1" table:number-columns-repeated="2" table:default-cell-style-name="ce39"/>
        <table:table-column table:style-name="co1" table:default-cell-style-name="ce49"/>
        <table:table-column table:style-name="co1" table:default-cell-style-name="ce39"/>
        <table:table-column table:style-name="co8" table:default-cell-style-name="ce39"/>
        <table:table-column table:style-name="co1" table:default-cell-style-name="ce39"/>
        <table:table-row table:style-name="ro1">
          <table:table-cell office:value-type="string" calcext:value-type="string">
            <text:p>RMS 0241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JOMAR VILLAREAL MAGLINAO</text:p>
          </table:table-cell>
          <table:table-cell office:value-type="float" office:value="569467249" calcext:value-type="float">
            <text:p>569467249</text:p>
          </table:table-cell>
          <table:table-cell office:value-type="string" calcext:value-type="string">
            <text:p>'jomarmaglinao@yahoo.com'</text:p>
          </table:table-cell>
          <table:table-cell office:value-type="string" calcext:value-type="string">
            <text:p>RMS - COCA COLA</text:p>
          </table:table-cell>
        </table:table-row>
        <table:table-row table:style-name="ro1">
          <table:table-cell office:value-type="string" calcext:value-type="string">
            <text:p>RMS 0322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AZGHOR ALI ABDUL SUKKUR</text:p>
          </table:table-cell>
          <table:table-cell table:style-name="ce54" office:value-type="float" office:value="522230677" calcext:value-type="float">
            <text:p>522230677</text:p>
          </table:table-cell>
          <table:table-cell office:value-type="string" calcext:value-type="string">
            <text:p><text:a xlink:href="mailto:azgorali89@gmail.com" xlink:type="simple">azgorali89@gmail.com</text:a></text:p>
          </table:table-cell>
          <table:table-cell office:value-type="string" calcext:value-type="string">
            <text:p>RMS - COCA COLA</text:p>
          </table:table-cell>
        </table:table-row>
        <table:table-row table:style-name="ro4">
          <table:table-cell office:value-type="string" calcext:value-type="string">
            <text:p>RMS 0323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ICHEL KARAM HABIB SALEH</text:p>
          </table:table-cell>
          <table:table-cell table:style-name="ce54" office:value-type="float" office:value="508183598" calcext:value-type="float">
            <text:p>508183598</text:p>
          </table:table-cell>
          <table:table-cell office:value-type="string" calcext:value-type="string">
            <text:p><text:a xlink:href="mailto:michelk1373@yahoo.com" xlink:type="simple">michelk1373@yahoo.com</text:a></text:p>
          </table:table-cell>
          <table:table-cell office:value-type="string" calcext:value-type="string">
            <text:p>RMS - COCA COLA</text:p>
          </table:table-cell>
        </table:table-row>
        <table:table-row table:style-name="ro2">
          <table:table-cell office:value-type="string" calcext:value-type="string">
            <text:p>RMS 0362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BIKASH GURUNG</text:p>
          </table:table-cell>
          <table:table-cell table:style-name="ce54" office:value-type="float" office:value="556895234" calcext:value-type="float">
            <text:p>556895234</text:p>
          </table:table-cell>
          <table:table-cell office:value-type="string" calcext:value-type="string">
            <text:p><text:a xlink:href="mailto:kumartamu22@yahoo.com" xlink:type="simple">kumartamu22@yahoo.com</text:a></text:p>
          </table:table-cell>
          <table:table-cell office:value-type="string" calcext:value-type="string">
            <text:p>RMS - COCA COLA</text:p>
          </table:table-cell>
        </table:table-row>
        <table:table-row table:style-name="ro4">
          <table:table-cell office:value-type="string" calcext:value-type="string">
            <text:p>RMS 0367</text:p>
          </table:table-cell>
          <table:table-cell office:value-type="string" calcext:value-type="string">
            <text:p>ACTIVE</text:p>
          </table:table-cell>
          <table:table-cell table:style-name="ce50" office:value-type="string" calcext:value-type="string">
            <text:p>MOHAMED FARSHIM KALIYARAVIDA</text:p>
          </table:table-cell>
          <table:table-cell table:style-name="ce54" office:value-type="float" office:value="527230043" calcext:value-type="float">
            <text:p>527230043</text:p>
          </table:table-cell>
          <table:table-cell office:value-type="string" calcext:value-type="string">
            <text:p><text:a xlink:href="mailto:muhammedfarshim@gmail.com" xlink:type="simple">muhammedfarshim@gmail.com</text:a></text:p>
          </table:table-cell>
          <table:table-cell office:value-type="string" calcext:value-type="string">
            <text:p>RMS - COCA COLA</text:p>
          </table:table-cell>
        </table:table-row>
        <table:table-row table:style-name="ro1">
          <table:table-cell office:value-type="string" calcext:value-type="string">
            <text:p>RMS 0389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MUHAMMAD USMAN MANZOOR</text:p>
          </table:table-cell>
          <table:table-cell office:value-type="string" calcext:value-type="string">
            <text:p>0564678710 ; 0565224820</text:p>
          </table:table-cell>
          <table:table-cell office:value-type="string" calcext:value-type="string">
            <text:p><text:a xlink:href="mailto:usman.hashmi986@gmail.com" xlink:type="simple">usman.hashmi986@gmail.com</text:a></text:p>
          </table:table-cell>
          <table:table-cell office:value-type="string" calcext:value-type="string">
            <text:p>RMS - COCA COLA</text:p>
          </table:table-cell>
        </table:table-row>
        <table:table-row table:style-name="ro1">
          <table:table-cell office:value-type="string" calcext:value-type="string">
            <text:p>RMS 0416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KAMEL MOSTAFA KAMEL</text:p>
          </table:table-cell>
          <table:table-cell office:value-type="string" calcext:value-type="string">
            <text:p>0542061124 ; 0566849928</text:p>
          </table:table-cell>
          <table:table-cell office:value-type="string" calcext:value-type="string">
            <text:p><text:a xlink:href="mailto:kamelonar619@gmail.com" xlink:type="simple">kamelonar619@gmail.com</text:a></text:p>
          </table:table-cell>
          <table:table-cell office:value-type="string" calcext:value-type="string">
            <text:p>RMS - COCA COLA</text:p>
          </table:table-cell>
        </table:table-row>
        <table:table-row table:style-name="ro4">
          <table:table-cell office:value-type="string" calcext:value-type="string">
            <text:p>RMS 0451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MUHAMMAD FAWAS KUDNU PUZHAKKAL</text:p>
          </table:table-cell>
          <table:table-cell office:value-type="string" calcext:value-type="string">
            <text:p>0503928649 ; 0507937970</text:p>
          </table:table-cell>
          <table:table-cell office:value-type="string" calcext:value-type="string">
            <text:p><text:a xlink:href="mailto:fkp000@gmail.com" xlink:type="simple">fkp000@gmail.com</text:a></text:p>
          </table:table-cell>
          <table:table-cell office:value-type="string" calcext:value-type="string">
            <text:p>RMS - COCA COLA</text:p>
          </table:table-cell>
        </table:table-row>
        <table:table-row table:style-name="ro2">
          <table:table-cell office:value-type="string" calcext:value-type="string">
            <text:p>RMS 0458</text:p>
          </table:table-cell>
          <table:table-cell table:style-name="ce41" office:value-type="string" calcext:value-type="string">
            <text:p>ACTIVE</text:p>
          </table:table-cell>
          <table:table-cell office:value-type="string" calcext:value-type="string">
            <text:p>ABDUL RAZZAQ</text:p>
          </table:table-cell>
          <table:table-cell office:value-type="string" calcext:value-type="string">
            <text:p>0565448556;'0503390046</text:p>
          </table:table-cell>
          <table:table-cell office:value-type="string" calcext:value-type="string">
            <text:p><text:a xlink:href="mailto:arazzaq30063@gmail.com" xlink:type="simple">arazzaq30063@gmail.com</text:a></text:p>
          </table:table-cell>
          <table:table-cell office:value-type="string" calcext:value-type="string">
            <text:p>RMS - COCA COLA</text:p>
          </table:table-cell>
        </table:table-row>
      </table:table>
      <table:named-expressions/>
      <table:database-ranges>
        <table:database-range table:name="__Anonymous_Sheet_DB__0" table:target-range-address="Sheet1.A1:Sheet1.K10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A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date-style style:name="N10122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/>
    </style:style>
    <style:style style:name="ConditionalStyle_5f_2" style:display-name="ConditionalStyle_2" style:family="table-cell" style:parent-style-name="Default"/>
    <style:style style:name="ConditionalStyle_5f_3" style:display-name="ConditionalStyle_3" style:family="table-cell" style:parent-style-name="Default">
      <style:table-cell-properties fo:background-color="#c5e0b4"/>
    </style:style>
    <style:style style:name="ConditionalStyle_5f_4" style:display-name="ConditionalStyle_4" style:family="table-cell" style:parent-style-name="Default">
      <style:table-cell-properties fo:background-color="#f8cbad"/>
    </style:style>
    <style:style style:name="ConditionalStyle_5f_5" style:display-name="ConditionalStyle_5" style:family="table-cell" style:parent-style-name="Default">
      <style:table-cell-properties fo:background-color="#ffd966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/>
    <style:style style:name="ConditionalStyle_5f_9" style:display-name="ConditionalStyle_9" style:family="table-cell" style:parent-style-name="Default">
      <style:table-cell-properties fo:background-color="#c5e0b4"/>
    </style:style>
    <style:style style:name="ConditionalStyle_5f_10" style:display-name="ConditionalStyle_10" style:family="table-cell" style:parent-style-name="Default">
      <style:table-cell-properties fo:background-color="#f8cbad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ff00"/>
    </style:style>
    <style:style style:name="ConditionalStyle_5f_13" style:display-name="ConditionalStyle_1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7" style:display-name="ConditionalStyle_1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2" style:display-name="ConditionalStyle_2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3" style:display-name="ConditionalStyle_2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4" style:display-name="ConditionalStyle_2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5" style:display-name="ConditionalStyle_2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7" style:display-name="ConditionalStyle_2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29" style:display-name="ConditionalStyle_2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1" style:display-name="ConditionalStyle_3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3" style:display-name="ConditionalStyle_3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6" style:display-name="ConditionalStyle_3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7" style:display-name="ConditionalStyle_3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8" style:display-name="ConditionalStyle_3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39" style:display-name="ConditionalStyle_3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3" style:display-name="ConditionalStyle_4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4" style:display-name="ConditionalStyle_4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5" style:display-name="ConditionalStyle_4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6" style:display-name="ConditionalStyle_4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7" style:display-name="ConditionalStyle_4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8" style:display-name="ConditionalStyle_4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0" style:display-name="ConditionalStyle_5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1" style:display-name="ConditionalStyle_5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3" style:display-name="ConditionalStyle_5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4" style:display-name="ConditionalStyle_5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5" style:display-name="ConditionalStyle_5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6" style:display-name="ConditionalStyle_5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7" style:display-name="ConditionalStyle_5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59" style:display-name="ConditionalStyle_5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0" style:display-name="ConditionalStyle_6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1" style:display-name="ConditionalStyle_6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2" style:display-name="ConditionalStyle_6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3" style:display-name="ConditionalStyle_6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4" style:display-name="ConditionalStyle_6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5" style:display-name="ConditionalStyle_6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6" style:display-name="ConditionalStyle_6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7" style:display-name="ConditionalStyle_6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8" style:display-name="ConditionalStyle_6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69" style:display-name="ConditionalStyle_6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0" style:display-name="ConditionalStyle_7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1" style:display-name="ConditionalStyle_7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2" style:display-name="ConditionalStyle_7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3" style:display-name="ConditionalStyle_7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4" style:display-name="ConditionalStyle_7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5" style:display-name="ConditionalStyle_7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6" style:display-name="ConditionalStyle_7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8" style:display-name="ConditionalStyle_7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79" style:display-name="ConditionalStyle_7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0" style:display-name="ConditionalStyle_8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1" style:display-name="ConditionalStyle_8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2" style:display-name="ConditionalStyle_8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3" style:display-name="ConditionalStyle_8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4" style:display-name="ConditionalStyle_8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5" style:display-name="ConditionalStyle_8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6" style:display-name="ConditionalStyle_8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7" style:display-name="ConditionalStyle_8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8" style:display-name="ConditionalStyle_8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89" style:display-name="ConditionalStyle_8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0" style:display-name="ConditionalStyle_9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1" style:display-name="ConditionalStyle_9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2" style:display-name="ConditionalStyle_9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3" style:display-name="ConditionalStyle_9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4" style:display-name="ConditionalStyle_9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5" style:display-name="ConditionalStyle_9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6" style:display-name="ConditionalStyle_9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7" style:display-name="ConditionalStyle_9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8" style:display-name="ConditionalStyle_9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99" style:display-name="ConditionalStyle_9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00" style:display-name="ConditionalStyle_10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23" style:display-name="ConditionalStyle_12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24" style:display-name="ConditionalStyle_12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25" style:display-name="ConditionalStyle_125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26" style:display-name="ConditionalStyle_126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27" style:display-name="ConditionalStyle_127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28" style:display-name="ConditionalStyle_128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29" style:display-name="ConditionalStyle_129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30" style:display-name="ConditionalStyle_130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31" style:display-name="ConditionalStyle_131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32" style:display-name="ConditionalStyle_132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33" style:display-name="ConditionalStyle_133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ConditionalStyle_5f_134" style:display-name="ConditionalStyle_134" style:family="table-cell" style:parent-style-name="Default">
      <style:table-cell-properties fo:background-color="#ffc7ce"/>
      <style:text-properties fo:color="#9c0006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4:05:15.997000000</meta:creation-date>
    <dc:date>2022-01-21T12:40:09.618649047</dc:date>
    <meta:editing-duration>PT1H39M41S</meta:editing-duration>
    <meta:editing-cycles>5</meta:editing-cycles>
    <meta:generator>LibreOffice/6.4.7.2$Linux_X86_64 LibreOffice_project/40$Build-2</meta:generator>
    <meta:document-statistic meta:table-count="2" meta:cell-count="904" meta:object-count="0"/>
  </office:meta>
</office:document-meta>
</file>